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29803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332" calcext:value-type="float">
            <text:p>49.4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803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8224" calcext:value-type="float">
            <text:p>49.7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803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803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8688" calcext:value-type="float">
            <text:p>48.9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803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803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4968" calcext:value-type="float">
            <text:p>49.6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803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803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803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5088" calcext:value-type="float">
            <text:p>50.6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803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9992" calcext:value-type="float">
            <text:p>50.9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803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2472" calcext:value-type="float">
            <text:p>51.7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803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8544" calcext:value-type="float">
            <text:p>52.3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803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516" calcext:value-type="float">
            <text:p>52.7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803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3496" calcext:value-type="float">
            <text:p>51.5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803</text:p>
          </table:table-cell>
          <table:table-cell office:value-type="string" calcext:value-type="string">
            <text:p>201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